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23.21mm"/>
    </style:style>
    <style:style style:name="co8" style:family="table-column">
      <style:table-column-properties fo:break-before="auto" style:column-width="22.6mm"/>
    </style:style>
    <style:style style:name="co9" style:family="table-column">
      <style:table-column-properties fo:break-before="auto" style:column-width="143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number-columns-repeated="1013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3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3" table:number-columns-repeated="2"/>
          <table:table-cell table:style-name="ce7" table:number-columns-repeated="1021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5"/>
          <table:table-cell table:style-name="ce7" table:number-columns-repeated="1018"/>
        </table:table-row>
        <table:table-row table:style-name="ro1">
          <table:table-cell table:style-name="ce1"/>
          <table:table-cell table:style-name="ce3" table:number-columns-repeated="2"/>
          <table:table-cell table:style-name="ce7" table:number-columns-repeated="7"/>
          <table:table-cell/>
          <table:table-cell table:style-name="ce7" table:number-columns-repeated="1013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3" table:number-columns-repeated="2"/>
          <table:table-cell table:style-name="ce7" table:number-columns-repeated="1021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3" table:number-columns-repeated="2"/>
          <table:table-cell table:style-name="ce7" table:number-columns-repeated="1021"/>
        </table:table-row>
        <table:table-row table:style-name="ro1">
          <table:table-cell table:style-name="ce1"/>
          <table:table-cell table:style-name="ce3" table:number-columns-repeated="2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3" table:number-columns-repeated="2"/>
          <table:table-cell table:style-name="ce7" table:number-columns-repeated="1021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4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4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4"/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 to 3</text:p>
          </table:table-cell>
          <table:table-cell table:style-name="ce4"/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4"/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4"/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4"/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4"/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7" office:value-type="string" calcext:value-type="string">
            <text:p>Instruments / Banks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67</text:p>
          </table:table-cell>
          <table:table-cell table:style-name="ce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instrumen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Rename instrumen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ave instrumen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Delete instrumen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4" calcext:value-type="float">
            <text:p>4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5" calcext:value-type="float">
            <text:p>5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4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4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Rename bank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4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ave bank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4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Delete bank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4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4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4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table:number-columns-repeated="2"/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roo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Change root ID</text:p>
          </table:table-cell>
          <table:table-cell table:style-name="ce7" table:number-columns-repeated="1013"/>
        </table:table-row>
        <table:table-row table:style-name="ro1">
          <table:table-cell table:style-name="ce2"/>
          <table:table-cell table:style-name="ce1" table:number-columns-repeated="9"/>
          <table:table-cell table:style-name="ce7" office:value-type="string" calcext:value-type="string">
            <text:p>Main Controls</text:p>
          </table:table-cell>
          <table:table-cell table:style-name="ce7" table:number-columns-repeated="1013"/>
        </table:table-row>
        <table:table-row table:style-name="ro1">
          <table:table-cell table:style-name="ce2"/>
          <table:table-cell table:style-name="ce1" table:number-columns-repeated="9"/>
          <table:table-cell table:style-name="ce7"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Load instrument to part from root and/or bank at I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, 25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 (part returned in parameter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instrument to part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 + 0 to 63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et, msg No.</text:p>
          </table:table-cell>
          <table:table-cell office:value-type="string" calcext:value-type="string">
            <text:p>Returns error tex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1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part peak lev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Scales (microtonal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3 to 6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Vector control window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ures</text:p>
          </table:table-cell>
          <table:table-cell office:value-type="string" calcext:value-type="string">
            <text:p>Y c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</text:p>
          </table:table-cell>
          <table:table-cell office:value-type="string" calcext:value-type="string">
            <text:p>Returned settin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rument</text:p>
          </table:table-cell>
          <table:table-cell office:value-type="string" calcext:value-type="string">
            <text:p>R instrument</text:p>
          </table:table-cell>
          <table:table-cell office:value-type="string" calcext:value-type="string">
            <text:p>U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 inst</text:p>
          </table:table-cell>
          <table:table-cell office:value-type="string" calcext:value-type="string">
            <text:p>Returned names using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13"/>
        </table:table-row>
        <table:table-row table:style-name="ro1">
          <table:table-cell table:number-columns-repeated="1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Main part control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s 0/1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Controller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64 to 127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64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00 to 640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/ 1</text:p>
          </table:table-cell>
          <table:table-cell table:style-name="ce6"/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table:style-name="ce6"/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table:style-name="ce6"/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na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/12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MIDI Control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Instrument edit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Kit edit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kit item nam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AddSynth main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AddSynth voice window – voice numbers 0 to 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SubSynth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table:style-name="ce6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Harmonics inser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9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PadSynth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Oscillators window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Engine is 192 + (0 to 7) for AddSynth voice modulator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Engine is 2 for PadSynth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 office:value-type="string" calcext:value-type="string">
            <text:p>??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table:style-name="ce6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Clip, Asym2, Pow2, Sgm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 – not u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Harmonics inser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Resonance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Graph Inser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LFO insert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Engine is 128 + (0 to 7) for AddSynth voice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Engine is 2 for PadSynth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ameter 1 is Frequency LFO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ameter 2 is Filter LF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Filter parameters insert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Formant edit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Envelope inser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ameter = 1 is Frequency envelop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ameter = 2 is Filter envelop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ameter = 3 is Bandwidth envelope (SubSynth only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Freemo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Graph poi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39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8" table:number-columns-repeated="4"/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Insertion Effect Selector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System Effect Selector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Send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Effect Insert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For insertion effects part number is 24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Normal part effects are numbers 0 to 6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ee ‘Effect_Inserts.txt’ for all control ranges.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2 sometimes secondary values.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?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MIDI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9 / 2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rogram / Bank / Root change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 table:number-columns-repeated="4"/>
          <table:table-cell office:value-type="string" calcext:value-type="string">
            <text:p>bank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128 to 159 = extended program chang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MIDI learn window</text:p>
          </table:table-cell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7" table:number-columns-repeated="7"/>
          <table:table-cell table:style-name="ce10"/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string" calcext:value-type="string">
            <text:p>0/8</text:p>
          </table:table-cell>
          <table:table-cell table:number-columns-repeated="7"/>
          <table:table-cell office:value-type="string" calcext:value-type="string">
            <text:p>auto set as NRP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/>
          <table:table-cell table:style-name="Default" table:number-columns-repeated="9"/>
          <table:table-cell table:number-columns-repeated="1014"/>
        </table:table-row>
        <table:table-row table:style-name="ro1" table:number-rows-repeated="10479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K93:Sheet1.K9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3">00/00/0000</text:date>, <text:time style:data-style-name="N2" text:time-value="18:16:38.4898676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8-11-03T18:43:01.318062841</dc:date>
    <meta:editing-duration>P8DT11H1M25S</meta:editing-duration>
    <meta:editing-cycles>574</meta:editing-cycles>
    <meta:generator>LibreOffice/5.2.7.2$Linux_X86_64 LibreOffice_project/20m0$Build-2</meta:generator>
    <meta:document-statistic meta:table-count="1" meta:cell-count="4763" meta:object-count="0"/>
  </office:meta>
</office:document-meta>
</file>